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73cm"/>
    </style:style>
    <style:style style:name="co2" style:family="table-column">
      <style:table-column-properties fo:break-before="auto" style:column-width="7.43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6.697cm"/>
    </style:style>
    <style:style style:name="co6" style:family="table-column">
      <style:table-column-properties fo:break-before="auto" style:column-width="4.419cm"/>
    </style:style>
    <style:style style:name="co7" style:family="table-column">
      <style:table-column-properties fo:break-before="auto" style:column-width="3.461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7.4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4.895cm" fo:break-before="auto" style:use-optimal-row-height="false"/>
    </style:style>
    <style:style style:name="ro7" style:family="table-row">
      <style:table-row-properties style:row-height="6.535cm" fo:break-before="auto" style:use-optimal-row-height="false"/>
    </style:style>
    <style:style style:name="ro8" style:family="table-row">
      <style:table-row-properties style:row-height="5.9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olicitudes pendientes</text:p>
          </table:table-cell>
          <table:table-cell table:style-name="ce1"/>
        </table:table-row>
        <table:table-row table:style-name="ro2">
          <table:table-cell table:style-name="ce1" office:value-type="string">
            <text:p>Clientes ordenados por manzanas en el historial de ventas</text:p>
          </table:table-cell>
          <table:table-cell table:style-name="ce1" office:value-type="string">
            <text:p>Consulta compleja, se debe reorganizar la consulta actual, o manejarlo como un filtro de los dt.</text:p>
          </table:table-cell>
        </table:table-row>
        <table:table-row table:style-name="ro2">
          <table:table-cell table:style-name="ce1" office:value-type="string">
            <text:p>Mostrar el campo de quien registró un pago</text:p>
          </table:table-cell>
          <table:table-cell table:style-name="ce1" office:value-type="string">
            <text:p>Hay que modificar la tabla de historial para registrar al usuario, modificar la consulta y la vista</text:p>
          </table:table-cell>
        </table:table-row>
        <table:table-row table:style-name="ro3">
          <table:table-cell office:value-type="string">
            <text:p>Estado de cuenta del cliente</text:p>
          </table:table-cell>
          <table:table-cell office:value-type="string">
            <text:p>Generar consulta y reporte en PDF por recomendación</text:p>
          </table:table-cell>
        </table:table-row>
        <table:table-row table:style-name="ro4" table:number-rows-repeated="11">
          <table:table-cell table:number-columns-repeated="2"/>
        </table:table-row>
        <table:table-row table:style-name="ro1">
          <table:table-cell office:value-type="string">
            <text:p>Cumpleaños</text:p>
          </table:table-cell>
          <table:table-cell office:value-type="string">
            <text:p>Generar consulta con filtro y vista.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ja1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8" table:default-cell-style-name="Excel_20_Built-in_20_Normal"/>
        <table:table-row table:style-name="ro5">
          <table:table-cell/>
          <table:table-cell office:value-type="string">
            <text:p>Proyecto</text:p>
          </table:table-cell>
          <table:table-cell office:value-type="string">
            <text:p>Horas invertidas</text:p>
          </table:table-cell>
          <table:table-cell office:value-type="string">
            <text:p>tiempo de entrega</text:p>
          </table:table-cell>
          <table:table-cell office:value-type="string">
            <text:p>Tiempo de soporte incluido</text:p>
          </table:table-cell>
          <table:table-cell office:value-type="string">
            <text:p>Contenido/Alcance</text:p>
          </table:table-cell>
          <table:table-cell office:value-type="string">
            <text:p>subtota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Sistema de rentas de departamentos</text:p>
          </table:table-cell>
          <table:table-cell office:value-type="float" office:value="75">
            <text:p>75</text:p>
          </table:table-cell>
          <table:table-cell table:style-name="ce3" office:value-type="string">
            <text:p>5 <text:s/>semanas apartir del inicio de actividades</text:p>
          </table:table-cell>
          <table:table-cell office:value-type="string">
            <text:p>1 mes post operativo</text:p>
          </table:table-cell>
          <table:table-cell table:style-name="ce3" office:value-type="string">
            <text:p>Mismos modulos que el sistema de lotes pero en vez de mapa una lista para seleccionar unoo de los 5 departamentos , <text:s/>adaptacion de los contratos y generacion de recibos mensualmente </text:p>
          </table:table-cell>
          <table:table-cell office:value-type="float" office:value="9940">
            <text:p>9940</text:p>
          </table:table-cell>
          <table:table-cell table:number-columns-repeated="1017"/>
        </table:table-row>
        <table:table-row table:style-name="ro7">
          <table:table-cell/>
          <table:table-cell table:style-name="ce3" office:value-type="string">
            <text:p>Pagina web con contenido dinamico para promocion <text:s/>en ventas de lotes</text:p>
          </table:table-cell>
          <table:table-cell office:value-type="float" office:value="115">
            <text:p>115</text:p>
          </table:table-cell>
          <table:table-cell table:style-name="ce3" office:value-type="string">
            <text:p>5 semanas a partir de el inicio de actividades</text:p>
          </table:table-cell>
          <table:table-cell office:value-type="string">
            <text:p>2 <text:s/>meses post operativo</text:p>
          </table:table-cell>
          <table:table-cell table:style-name="ce3" office:value-type="string">
            <text:p>Portal de bienvenida , Control de publicaciones , videos , imágenes ,enlazado a videos de youtube para promocion de huertos , diseño adaptado a diferentes tamaño de dispositivos , cumplimiento , portal de administracion , incluye en el diseño de la pagina , platillas , seleccion de colores , agilidad de randerizado web , fonmularios para el control , edicion y publicacion de nuevos posts actividades realizadas por el administrador </text:p>
          </table:table-cell>
          <table:table-cell office:value-type="float" office:value="14870">
            <text:p>14870</text:p>
          </table:table-cell>
          <table:table-cell table:number-columns-repeated="1017"/>
        </table:table-row>
        <table:table-row table:style-name="ro8">
          <table:table-cell/>
          <table:table-cell table:style-name="ce3" office:value-type="string">
            <text:p>Pagina Web auto-administrable , libre de mantenimiento</text:p>
          </table:table-cell>
          <table:table-cell office:value-type="float" office:value="55">
            <text:p>55</text:p>
          </table:table-cell>
          <table:table-cell table:style-name="ce3" office:value-type="string">
            <text:p>3 semanas apartir del inicio de actividades</text:p>
          </table:table-cell>
          <table:table-cell table:style-name="ce3" office:value-type="string">
            <text:p>Libre de mantenimiento y soporte durante pruebas y validacion y direccionamiento a proveedor de host en caso de fallas</text:p>
          </table:table-cell>
          <table:table-cell table:style-name="ce3" office:value-type="string">
            <text:p>Portal libre de mantenimiento , autoaministrable , con propuesta de diseños , fotografias propuestas o proporcionadas por los usuarios ,acorde a las necesidades que se requieran informacion llamativa , forma de contacto , conexión a redes sociales si existen</text:p>
          </table:table-cell>
          <table:table-cell office:value-type="float" office:value="8030">
            <text:p>8030</text:p>
          </table:table-cell>
          <table:table-cell table:number-columns-repeated="1017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8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4P2" style:volatile="true" number:language="es" number:country="MX">
      <number:text> - </number:text>
    </number:number-style>
    <number:text-style style:name="N8114" number:language="es" number:country="MX">
      <number:text> </number:text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currency-style style:name="N8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8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15P2" style:volatile="true" number:language="es" number:country="MX">
      <number:text> </number:text>
      <number:currency-symbol/>
      <number:text>- </number:text>
    </number:currency-style>
    <number:text-style style:name="N8115" number:language="es" number:country="MX">
      <number:text> </number:text>
      <number:text-content/>
      <number:text> </number:text>
      <style:map style:condition="value()&gt;0" style:apply-style-name="N8115P0"/>
      <style:map style:condition="value()&lt;0" style:apply-style-name="N8115P1"/>
      <style:map style:condition="value()=0" style:apply-style-name="N8115P2"/>
    </number:text-style>
    <number:number-style style:name="N8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8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16" number:language="es" number:country="MX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currency-style style:name="N8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8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17" number:language="es" number:country="MX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s" number:country="MX">
      <number:minutes number:style="long"/>
      <number:text>:</number:text>
      <number:seconds number:style="long"/>
    </number:time-style>
    <number:time-style style:name="N8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s" number:country="MX">
      <number:minutes number:style="long"/>
      <number:text>:</number:text>
      <number:seconds number:style="long" number:decimal-places="1"/>
    </number:time-style>
    <number:number-style style:name="N8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/05/2017</text:date>, <text:time>09:00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09:00:21.49</dc:date>
    <meta:document-statistic meta:table-count="2" meta:cell-count="33" meta:object-count="0"/>
    <meta:generator>OpenOffice/4.1.3$Win32 OpenOffice.org_project/413m1$Build-9783</meta:generator>
  </office:meta>
</office:document-meta>
</file>